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Normal" style:family="paragraph">
      <style:paragraph-properties fo:break-before="page"/>
      <style:text-properties fo:hyphenate="true"/>
    </style:style>
  </office:automatic-styles>
  <office:body>
    <office:text text:use-soft-page-breaks="true">
      <text:h text:style-name="P1" text:outline-level="1">Assembly Tutorial, Lesson 11: Intro to Graphics</text:h>
      <text:p text:style-name="Normal">[Title Slide]</text:p>
      <text:p text:style-name="Normal">Hi, there! This is Matt Heffernan. Welcome back to my channel. This is the eleven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text:s/>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text:s/>the<text:s/>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text:s/>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3">[cut to slide 3<text:s/>–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text:s/>exactly fast, while in assembly we can do this much more efficiently by quickly loading bitmap data to addresses that can be defined as constants. And then we can print them using constants for their character codes, just as we did with the fixed graphics<text:s/>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You can see how we now have the ability to use constants for the character code and<text:s/>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p text:style-name="P4">[cut to slide 6 – direct<text:s/>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text:s/>in another episode. The<text:s/>bitmap<text:s/>screen<text:s/>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text:s/>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text:s/>left corner of the display area. But these bits aren’t in their natural order. [build] To get the address of a pixel in screen RAM, the upper three bits of the high byte are fixed at 010, as the screen RAM begins at<text:s/>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text:s/>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text:s/>on the current line. Of course, if the address is already referencing the end of a line, an increment will corrupt the address, jumping ahead to the beginning of a line that’s 8 lines lower. That’s an effect that will definitely be familiar for old Speccy<text:s/>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5"/>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text:s/>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text:s/>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text:s/>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text:s/>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text:s/>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text:s/>pixels programmatically. At run time, we’ll be able to see this beautiful picture. But first, let’s go to the code.</text:p>
      <text:p text:style-name="P6"/>
      <text:p text:style-name="Normal">[cut to Atom, graphics.asm zoomed to 26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text:s/>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text:s/>know how much data to write to the UDG RAM.</text:p>
      <text:p text:style-name="Normal">Then we have our banner, which is just a long string of character codes to print. As you can see, there is a mix of control codes, numerical arguments, string literals, UDG codes and Fixed Graphics codes. You can<text:s/>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text:s/>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text:s/>one, as we saw in the code, has the top of the “L” and half of the dot over the “I”. The hashlines are there to better show where the tile divisions are, but for more clarity, let’s add the constants we are using in the code. [build] Now we can see all 10<text:s/>UDG characters identified, and that we need a row of 5 tiles on the second line, then two more on the third line. Now let’s go back to the banner data and see how we put that in.</text:p>
      <text:p text:style-name="Normal"/>
      <text:p text:style-name="P7">[cut back to Atom]</text:p>
      <text:p text:style-name="Normal">So, after that first row of UDGs and a couple spaces, we<text:s/>start setting up some new attributes. We <text:s/>turn brightness off then change the paper color to red, identified by number 2. Then we print out a whole bunch of spaces to make a big slab of solid dark red. Then an ENTER will take us to the next line. We reset<text:s/>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text:s/>to green-on-white to print out the last row of UDGs with some spaces to pad them out. Then we reset the attributes again for gray-on-red to print the second row of graphics characters from the spreadsheet, and another ENTER to go to the next line. For this<text:s/>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8">[cut to GIMP]</text:p>
      <text:p text:style-name="Normal">GIMP lets<text:s/>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text:s/>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text:s/>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But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p text:style-name="P9">[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standard 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text:s/>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text:s/>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p text:style-name="P10">[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text:s/>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 For each iteration, we load the next character code into A. If it’s the STOP code, we jump out of the loop. Note that we use a relative jump in this case, as this jump won’t be taken until the last iteration,<text:s/>so this will be faster than an absolute jump. If it wasn’t STOP, we continue on to print the code using the RST $10 ROM routine, increment our banner string pointer, and go back to the top of the loop.</text:p>
      <text:p text:style-name="Normal">[scroll to 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 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text:s/>to hold the byte value we are going to write in each iteration of our loop, and since we cleared display area earlier, we want to start by setting all the bits, so we load in hex $FF.</text:p>
      <text:p text:style-name="Normal">The loop starts with a HALT instruction, which will wait for the next<text:s/>interrupt until continuing execution. This should happen at the beginning of the next video frame, so this loop should wake up and run 50 times a second, as that is the PAL TV scan rate. We copy the current byte value from B into screen RAM at the address<text:s/>in HL, and then increment HL to the address for the next iteration. Before looping back we check to see that we haven’t incremented past the end of the bitmap screen RAM and into the attribute segment. Luckily, we can quickly check this by seeing if bit 3<text:s/>is set in H. No bitmap address in our footer will have that bit set, but the first byte of attribute RAM will, so once we hit that point, instead of going back to the top of the loop, we want to flip the bit pattern we’re writing and go back to the top of<text:s/>the footer to start flipping the whole thing. We invert the value in B by first loading it into A and then doing an Exclusive OR with hex $FF, which will flip all the bits, and then load the new value back into B. Then we finally go back to the top of the<text:s/>loop and wait for the next frame to start flipping all the footer bits all over again.</text:p>
      <text:p text:style-name="Normal">That’s all we have for the code as this last loop will be infinite, so all that’s left to do is have the assembler generate a snapshot named “graphics.sna”, and to do this, we have a build script.</text:p>
      <text:p text:style-name="P11"/>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text:s/>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 Now we can see that our static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 virtual tiles, backgrounds, and even sprites – all with the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4-07T21:28:00Z</dc:date>
    <meta:template xlink:href="Normal.dotm" xlink:type="simple"/>
    <meta:editing-cycles>55</meta:editing-cycles>
    <meta:editing-duration>PT45840S</meta:editing-duration>
    <meta:document-statistic meta:page-count="1" meta:paragraph-count="69" meta:word-count="5200" meta:character-count="34771" meta:row-count="247" meta:non-whitespace-character-count="29640"/>
  </office:meta>
</office:document-meta>
</file>